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Math TeX Gyre" svg:font-family="'DejaVu Math TeX Gyre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8.05cm" fo:min-width="13.4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65cm" fo:min-width="15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svg:stroke-color="#000000" draw:fill-color="#ffffff" draw:opacity="35%" draw:textarea-horizontal-align="justify" draw:textarea-vertical-align="middle" draw:auto-grow-height="false" fo:min-height="0.55cm" fo:min-width="4.302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5.95cm" fo:min-width="15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65cm" fo:min-width="8.1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3.05cm" fo:min-width="8.1cm"/>
    </style:style>
    <style:style style:name="gr9" style:family="graphic" style:parent-style-name="standard">
      <style:graphic-properties svg:stroke-color="#000000" draw:fill-color="#ffffff" draw:opacity="35%" draw:textarea-horizontal-align="justify" draw:textarea-vertical-align="middle" draw:auto-grow-height="false" fo:min-height="1.65cm" fo:min-width="13.6cm"/>
    </style:style>
    <style:style style:name="gr10" style:family="graphic" style:parent-style-name="standard">
      <style:graphic-properties svg:stroke-color="#000000" draw:fill-color="#ffffff" draw:opacity="35%" draw:textarea-horizontal-align="justify" draw:textarea-vertical-align="middle" draw:auto-grow-height="false" fo:min-height="2.15cm" fo:min-width="13.6cm"/>
    </style:style>
    <style:style style:name="gr11" style:family="graphic" style:parent-style-name="standard">
      <style:graphic-properties svg:stroke-color="#000000" draw:fill-color="#ffffff" draw:opacity="35%" draw:textarea-horizontal-align="justify" draw:textarea-vertical-align="middle" draw:auto-grow-height="false" fo:min-height="1.45cm" fo:min-width="7.1cm"/>
    </style:style>
    <style:style style:name="gr12" style:family="graphic" style:parent-style-name="standard">
      <style:graphic-properties svg:stroke-color="#000000" draw:fill-color="#ffffff" draw:opacity="35%" draw:textarea-horizontal-align="justify" draw:textarea-vertical-align="middle" draw:auto-grow-height="false" fo:min-height="0.55cm" fo:min-width="5.877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8.05cm" fo:min-width="13cm"/>
    </style:style>
    <style:style style:name="gr14" style:family="graphic" style:parent-style-name="standard">
      <style:graphic-properties svg:stroke-color="#000000" draw:fill-color="#ffffff" draw:opacity="35%" draw:textarea-horizontal-align="justify" draw:textarea-vertical-align="middle" draw:auto-grow-height="false" fo:min-height="0.55cm" fo:min-width="4cm"/>
    </style:style>
    <style:style style:name="gr15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color="#000000" fo:font-size="18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2pt" style:font-size-asian="11pt" style:font-size-complex="11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1pt" style:font-size-complex="11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9cm" svg:height="8.3cm" svg:x="1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5cm" svg:height="0.9cm" svg:x="1.4cm" svg:y="1.7cm">
          <text:p text:style-name="P1"><text:span text:style-name="T1">Processus P1 (server)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975cm" svg:height="1.673cm" svg:x="1.3cm" svg:y="11.627cm">
          <draw:text-box>
            <text:p text:style-name="P1"><text:span text:style-name="T2">Table des descripteurs</text:span></text:p>
            <text:p text:style-name="P1"><text:span text:style-name="T2">Processus P1</text:span></text:p>
          </draw:text-box>
        </draw:frame>
        <draw:custom-shape draw:style-name="gr4" draw:text-style-name="P4" draw:layer="layout" svg:width="4.802cm" svg:height="0.8cm" svg:x="1.398cm" svg:y="13.6cm">
          <text:p text:style-name="P1"><text:span text:style-name="T3">0 STDIN</text:span><text:span text:style-name="T3"><text:tab/></text:span><text:span text:style-name="T3"><text:tab/></text:span><text:span text:style-name="T3"> <text:s text:c="5"/>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cm" svg:height="6.2cm" svg:x="1.4cm" svg:y="2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10.3cm" svg:x2="28.7cm" svg:y2="10.3cm">
          <text:p/>
        </draw:line>
        <draw:custom-shape draw:style-name="gr7" draw:text-style-name="P2" draw:layer="layout" svg:width="8.6cm" svg:height="0.9cm" svg:x="19.7cm" svg:y="1.7cm">
          <text:p text:style-name="P1"><text:span text:style-name="T1">Processus P2 (client)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8.6cm" svg:height="3.3cm" svg:x="19.7cm" svg:y="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14.1cm" svg:height="1.9cm" svg:x="1.9cm" svg:y="3.5cm">
          <text:p text:style-name="P1"><text:span text:style-name="T4">numberOfConnectionDescriptor = socket(AF_INET, SOCK_STREAM, 0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3" draw:id="id3" draw:layer="layout" svg:width="14.1cm" svg:height="2.4cm" svg:x="1.9cm" svg:y="6.2cm">
          <text:p text:style-name="P1"><text:span text:style-name="T4">numberOfConnectedDescriptor= accept(numberOfConnectionDescriptor, </text:span></text:p>
          <text:p text:style-name="P1"><text:span text:style-name="T4">(struct sockaddr *)&amp;myNewLocalExtremity, &amp;len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7.6cm" svg:height="1.7cm" svg:x="20.2cm" svg:y="3.5cm">
          <text:p text:style-name="P1"><text:span text:style-name="T5">telnet 127.0.0.1 999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02cm" svg:height="0.8cm" svg:x="1.398cm" svg:y="14.4cm">
          <text:p text:style-name="P1"><text:span text:style-name="T3"><text:tab/></text:span><text:span text:style-name="T3">1 STDOUT</text:span><text:span text:style-name="T3"><text:tab/></text:span><text:span text:style-name="T3"><text:tab/></text:span><text:span text:style-name="T3"> <text:s text:c="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802cm" svg:height="0.8cm" svg:x="1.398cm" svg:y="15.2cm">
          <text:p text:style-name="P1"><text:span text:style-name="T3"><text:tab/></text:span><text:span text:style-name="T3">2 STDERR</text:span><text:span text:style-name="T3"><text:tab/></text:span><text:span text:style-name="T3"><text:tab/></text:span><text:span text:style-name="T3"> <text:s text:c="5"/>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802cm" svg:height="0.8cm" svg:x="1.398cm" svg:y="16cm">
          <text:p text:style-name="P1"><text:span text:style-name="T3"><text:tab/></text:span><text:span text:style-name="T3">3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802cm" svg:height="0.8cm" svg:x="1.398cm" svg:y="16.8cm">
          <text:p text:style-name="P1"><text:span text:style-name="T3"><text:tab/></text:span><text:span text:style-name="T3">4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02cm" svg:height="0.8cm" svg:x="1.398cm" svg:y="17.6cm">
          <text:p text:style-name="P1"><text:span text:style-name="T3"><text:tab/></text:span><text:span text:style-name="T3">…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6.377cm" svg:height="0.8cm" svg:x="8.274cm" svg:y="12.5cm">
          <text:p text:style-name="P1"><text:span text:style-name="T3"><text:s text:c="6"/></text:span><text:span text:style-name="T3">SOCK_STREAM</text:span><text:span text:style-name="T3"><text:tab/></text:span><text:span text:style-name="T3"><text:tab/></text:span><text:span text:style-name="T3"><text:tab/></text:span><text:span text:style-name="T3"> <text:s text:c="2"/>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377cm" svg:height="0.8cm" svg:x="8.274cm" svg:y="13.3cm">
          <text:p text:style-name="P1"><text:span text:style-name="T3"><text:s text:c="10"/></text:span><text:span text:style-name="T3">127.0.0.1</text:span><text:span text:style-name="T3"><text:tab/></text:span><text:span text:style-name="T3">:9999</text:span><text:span text:style-name="T3"><text:tab/></text:span><text:span text:style-name="T3"><text:tab/></text:span><text:span text:style-name="T3"><text:tab/>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377cm" svg:height="0.8cm" svg:x="8.274cm" svg:y="14.1cm">
          <text:p text:style-name="P1"><text:span text:style-name="T3"><text:s text:c="6"/></text:span><text:span text:style-name="T3"><text:tab/></text:span><text:span text:style-name="T3"><text:tab/></text:span><text:span text:style-name="T3">EXT DIST</text:span><text:span text:style-name="T3"><text:tab/></text:span><text:span text:style-name="T3"><text:tab/></text:span><text:span text:style-name="T3"> <text:s text:c="3"/>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6.377cm" svg:height="0.8cm" svg:x="8.274cm" svg:y="16.3cm">
          <text:p text:style-name="P1"><text:span text:style-name="T3"><text:s text:c="5"/></text:span><text:span text:style-name="T3">SOCK_STREAM</text:span><text:span text:style-name="T3"><text:tab/></text:span><text:span text:style-name="T3"><text:tab/></text:span><text:span text:style-name="T3"><text:tab/>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377cm" svg:height="0.8cm" svg:x="8.274cm" svg:y="17.1cm">
          <text:p text:style-name="P1"><text:span text:style-name="T3"><text:tab/></text:span><text:span text:style-name="T3"> </text:span><text:span text:style-name="T3">127.0.0.1:9999</text:span><text:span text:style-name="T3"><text:tab/></text:span><text:span text:style-name="T3"><text:tab/></text:span><text:span text:style-name="T3"><text:tab/></text:span><text:span text:style-name="T3"> <text:s text:c="8"/>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377cm" svg:height="0.8cm" svg:x="8.274cm" svg:y="17.9cm">
          <text:p text:style-name="P1"><text:span text:style-name="T3"><text:s text:c="13"/></text:span><text:span text:style-name="T3">127.0.0.1:32640</text:span><text:span text:style-name="T3"><text:tab/></text:span><text:span text:style-name="T3"><text:tab/></text:span><text:span text:style-name="T3"><text:tab/></text:span><text:span text:style-name="T3"><text:tab/>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3.5cm" svg:height="8.3cm" svg:x="15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4.5cm" svg:height="0.8cm" svg:x="15.4cm" svg:y="14cm">
          <text:p text:style-name="P1"><text:span text:style-name="T3"><text:s text:c="2"/></text:span><text:span text:style-name="T3">0 STDIN</text:span><text:span text:style-name="T3"><text:tab/></text:span><text:span text:style-name="T3"><text:tab/></text:span><text:span text:style-name="T3"> <text:s text:c="5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5cm" svg:height="0.8cm" svg:x="15.4cm" svg:y="14.8cm">
          <text:p text:style-name="P1"><text:span text:style-name="T3"><text:tab/></text:span><text:span text:style-name="T3"> <text:s/></text:span><text:span text:style-name="T3"><text:tab/></text:span><text:span text:style-name="T3"><text:tab/></text:span><text:span text:style-name="T3"> <text:s/></text:span><text:span text:style-name="T3">1 STDOUT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5cm" svg:height="0.8cm" svg:x="15.4cm" svg:y="15.6cm">
          <text:p text:style-name="P1"><text:span text:style-name="T3"><text:tab/></text:span><text:span text:style-name="T3"> <text:s text:c="3"/></text:span><text:span text:style-name="T3">2 STDERR</text:span><text:span text:style-name="T3"><text:tab/></text:span><text:span text:style-name="T3"><text:tab/></text:span><text:span text:style-name="T3"> <text:s text:c="9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4.5cm" svg:height="0.8cm" svg:x="15.4cm" svg:y="16.4cm">
          <text:p text:style-name="P1"><text:span text:style-name="T3">3</text:span><text:span text:style-name="T3"><text:tab/></text:span><text:span text:style-name="T3"><text:tab/></text:span><text:span text:style-name="T3"> <text:s text:c="9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5cm" svg:height="0.8cm" svg:x="15.4cm" svg:y="17.2cm">
          <text:p text:style-name="P1"><text:span text:style-name="T3">4</text:span><text:span text:style-name="T3"><text:tab/></text:span><text:span text:style-name="T3"><text:tab/></text:span><text:span text:style-name="T3"> <text:s text:c="9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5cm" svg:height="0.8cm" svg:x="15.4cm" svg:y="18cm">
          <text:p text:style-name="P1"><text:span text:style-name="T3">…</text:span><text:span text:style-name="T3"><text:tab/></text:span><text:span text:style-name="T3"><text:tab/></text:span><text:span text:style-name="T3"> <text:s text:c="9"/>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6.377cm" svg:height="0.8cm" svg:x="22.076cm" svg:y="15.5cm">
          <text:p text:style-name="P1"><text:span text:style-name="T3">SOCK_STREAM</text:span><text:span text:style-name="T3"><text:tab/></text:span><text:span text:style-name="T3"> <text:s text:c="5"/>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377cm" svg:height="0.8cm" svg:x="22.076cm" svg:y="16.3cm">
          <text:p text:style-name="P1"><text:span text:style-name="T3">127.0.0.1:32640</text:span><text:span text:style-name="T3"><text:tab/></text:span><text:span text:style-name="T3"><text:tab/>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377cm" svg:height="0.8cm" svg:x="22.076cm" svg:y="17.1cm">
          <text:p text:style-name="P1"><text:span text:style-name="T3">127.0.0.1:9999</text:span><text:span text:style-name="T3"><text:tab/></text:span><text:span text:style-name="T3"> <text:s text:c="7"/>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975cm" svg:height="1.673cm" svg:x="15.425cm" svg:y="11.8cm">
          <draw:text-box>
            <text:p text:style-name="P1"><text:span text:style-name="T2">Table des descripteurs</text:span></text:p>
            <text:p text:style-name="P1"><text:span text:style-name="T2">Processus P2</text:span></text:p>
          </draw:text-box>
        </draw:frame>
        <draw:connector draw:style-name="gr15" draw:text-style-name="P1" draw:layer="layout" draw:type="lines" draw:line-skew="-0.399cm" svg:x1="1.9cm" svg:y1="4.45cm" svg:x2="1.398cm" svg:y2="16.4cm" draw:start-shape="id1" draw:start-glue-point="3" draw:end-shape="id2" draw:end-glue-point="3" svg:d="M1900 4450h-900l-103 11950h501" svg:viewBox="0 0 1004 11951">
          <text:p/>
        </draw:connector>
        <draw:connector draw:style-name="gr15" draw:text-style-name="P1" draw:layer="layout" draw:type="lines" draw:line-skew="-0.799cm -0.897cm" svg:x1="1.9cm" svg:y1="7.4cm" svg:x2="1.398cm" svg:y2="17.2cm" draw:start-shape="id3" draw:start-glue-point="3" draw:end-shape="id4" draw:end-glue-point="3" svg:d="M1900 7400h-1300l-600 9800h1398" svg:viewBox="0 0 1901 9801">
          <text:p/>
        </draw:connector>
        <draw:connector draw:style-name="gr16" draw:text-style-name="P1" draw:layer="layout" draw:type="lines" svg:x1="6.2cm" svg:y1="16.4cm" svg:x2="8.274cm" svg:y2="12.9cm" draw:start-shape="id2" draw:start-glue-point="1" draw:end-shape="id5" draw:end-glue-point="3" svg:d="M6200 16400h501l1071-3500h502" svg:viewBox="0 0 2075 3501">
          <text:p/>
        </draw:connector>
        <draw:connector draw:style-name="gr16" draw:text-style-name="P1" draw:layer="layout" draw:type="lines" svg:x1="6.2cm" svg:y1="17.2cm" svg:x2="8.274cm" svg:y2="16.7cm" draw:start-shape="id4" draw:start-glue-point="1" draw:end-shape="id6" draw:end-glue-point="3" svg:d="M6200 17200h501l1071-500h502" svg:viewBox="0 0 2075 501">
          <text:p/>
        </draw:connector>
        <draw:connector draw:style-name="gr15" draw:text-style-name="P1" draw:layer="layout" draw:type="lines" svg:x1="19.7cm" svg:y1="4.55cm" svg:x2="19.9cm" svg:y2="16.8cm" draw:start-shape="id7" draw:start-glue-point="3" draw:end-shape="id8" draw:end-glue-point="1" svg:d="M19700 4550h-501l1202 12250h-501" svg:viewBox="0 0 1203 12251">
          <text:p/>
        </draw:connector>
        <draw:connector draw:style-name="gr16" draw:text-style-name="P1" draw:layer="layout" draw:type="lines" svg:x1="19.9cm" svg:y1="16.8cm" svg:x2="22.076cm" svg:y2="15.9cm" draw:start-shape="id8" draw:start-glue-point="1" draw:end-shape="id9" draw:end-glue-point="3" svg:d="M19900 16800h501l1173-900h502" svg:viewBox="0 0 2177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Math TeX Gyre" svg:font-family="'DejaVu Math TeX Gyre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Math TeX Gyr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Math TeX Gyre" style:font-family-asian="'DejaVu Math TeX Gyre'" style:font-family-generic-asian="system" style:font-pitch-asian="variable" style:font-size-asian="18pt" style:font-style-asian="normal" style:font-weight-asian="normal" style:font-name-complex="DejaVu Math TeX Gyre" style:font-family-complex="'DejaVu Math TeX Gyr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4:42:15.553685415</meta:creation-date>
    <dc:date>2018-10-17T18:01:32.228323648</dc:date>
    <meta:editing-duration>PT1H36M38S</meta:editing-duration>
    <meta:editing-cycles>17</meta:editing-cycles>
    <meta:generator>LibreOffice/4.3.3.2$Linux_X86_64 LibreOffice_project/430m0$Build-2</meta:generator>
    <dc:creator>Hamel Olivier</dc:creator>
    <meta:document-statistic meta:object-count="39"/>
  </office:meta>
</office:document-meta>
</file>